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s samouraïs les grandes murailles</text:p>
      <text:p text:style-name="Standard">On aime beaucoup la Chine</text:p>
      <text:p text:style-name="Standard">Les pandas les bambous les ninjas</text:p>
      <text:p text:style-name="Standard">Y’a beaucoup d’choses à voir là</text:p>
      <text:p text:style-name="Standard"/>
      <text:p text:style-name="Standard">Tiananmen Tibet Xinjiang (tchine djiang) Hong Kong</text:p>
      <text:p text:style-name="Standard">Il ne s’est rien passé</text:p>
      <text:p text:style-name="Standard">L’4 juin 1989</text:p>
      <text:p text:style-name="Standard">C’est un jour comme les autres</text:p>
      <text:p text:style-name="Standard"/>
      <text:p text:style-name="Standard">Fuma épie !</text:p>
      <text:p text:style-name="Standard">Téma les glyphes du mur.</text:p>
      <text:p text:style-name="Standard">Qin Xianlian, 32 ans,</text:p>
      <text:p text:style-name="Standard">attaque en justice le Fuma actuel</text:p>
      <text:p text:style-name="Standard">Pour avoir fraudé l’Empereur Pour</text:p>
      <text:p text:style-name="Standard">bigamie en se mariant à la famille royale</text:p>
      <text:p text:style-name="Standard">A tué sa femme et son enfant pour perdre sa conscience</text:p>
      <text:p text:style-name="Standard">Puis a forcé Han Qi à mourir dans le temple</text:p>
      <text:p text:style-name="Standard">Et a escorté les papiers vers le hall du maître</text:p>
      <text:p text:style-name="Standard">(Fuma c’est un ratpi de la Chine impériale)</text:p>
      <text:p text:style-name="Standard"/>
      <text:p text:style-name="Standard">Mangeant de l’herbe aux portes de Tianjin</text:p>
      <text:p text:style-name="Standard">C’est comme ça qu’Hong est mort</text:p>
      <text:p text:style-name="Standard">En bâteau d’Shanghai à Taipei</text:p>
      <text:p text:style-name="Standard">Chiang Kai Shek a fui la Chine</text:p>
      <text:p text:style-name="Standard"/>
      <text:p text:style-name="Standard">Les nems les ramens et les sushi</text:p>
      <text:p text:style-name="Standard">C’est la cuisine d’Asie</text:p>
      <text:p text:style-name="Standard">A Beijing y’a l’emp’reur Xi Jinping</text:p>
      <text:p text:style-name="Standard">Vive l’empire du milieu</text:p>
      <text:p text:style-name="Standard"/>
      <text:p text:style-name="Standard">Fouma yi,</text:p>
      <text:p text:style-name="Standard">Jinchian han chi</text:p>
      <text:p text:style-name="Standard">Chiang shang chièè seu</text:p>
      <text:p text:style-name="Standard">Chin chian glian na san sheu</text:p>
      <text:p text:style-name="Standard">Er sui na cheung gao dang chao</text:p>
      <text:p text:style-name="Standard">Fuma lang chi junwang man huangshan nàn’er sao dong chouang sh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14T00:57:31.943000000</meta:creation-date>
    <dc:date>2022-08-14T00:58:00.142000000</dc:date>
    <meta:editing-duration>PT28S</meta:editing-duration>
    <meta:editing-cycles>1</meta:editing-cycles>
    <meta:document-statistic meta:table-count="0" meta:image-count="0" meta:object-count="0" meta:page-count="1" meta:paragraph-count="32" meta:word-count="192" meta:character-count="1001" meta:non-whitespace-character-count="841"/>
    <meta:generator>LibreOffice/6.3.4.2$Windows_X86_64 LibreOffice_project/60da17e045e08f1793c57c00ba83cdfce946d0aa</meta:generator>
  </office:meta>
</office:document-meta>
</file>